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office:forms form:automatic-focus="false" form:apply-design-mode="false"/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3:44:47.4976921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0T16:12:37.030541187</dc:date>
    <meta:editing-duration>P5DT8H42M43S</meta:editing-duration>
    <meta:editing-cycles>761</meta:editing-cycles>
    <meta:document-statistic meta:table-count="10" meta:cell-count="1832" meta:object-count="0"/>
  </office:meta>
</office:document-meta>
</file>